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Helvetica1" svg:font-family="Helvetica" style:font-family-generic="swiss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3.406cm"/>
    </style:style>
    <style:style style:name="gr10" style:family="graphic" style:parent-style-name="standard">
      <style:graphic-properties draw:stroke="none" draw:fill="none" fo:min-height="0.853cm"/>
    </style:style>
    <style:style style:name="gr11" style:family="graphic" style:parent-style-name="standard">
      <style:graphic-properties draw:stroke="none" draw:fill="none" fo:min-height="1.971cm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standard">
      <style:graphic-properties draw:stroke="none" draw:fill="none" fo:min-height="12.763cm"/>
    </style:style>
    <style:style style:name="gr14" style:family="graphic" style:parent-style-name="standard">
      <style:graphic-properties draw:stroke="none" draw:fill="none" fo:min-height="3.557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draw:fill="none" fo:min-height="7.661cm"/>
    </style:style>
    <style:style style:name="gr17" style:family="graphic" style:parent-style-name="standard">
      <style:graphic-properties draw:stroke="none" draw:fill="none" fo:min-height="22.979cm"/>
    </style:style>
    <style:style style:name="gr18" style:family="graphic" style:parent-style-name="standard">
      <style:graphic-properties draw:stroke="none" draw:fill="none" fo:min-height="7.554cm"/>
    </style:style>
    <style:style style:name="gr19" style:family="graphic" style:parent-style-name="standard">
      <style:graphic-properties svg:stroke-color="#000000" draw:fill="solid" draw:fill-color="#94476b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1cm" fo:padding-bottom="0.1cm" fo:padding-left="0.1cm" fo:padding-right="0.1cm"/>
    </style:style>
    <style:style style:name="gr22" style:family="graphic" style:parent-style-name="objectwithoutfill">
      <style:graphic-properties svg:stroke-color="#ff3366" draw:fill="none" draw:textarea-vertical-align="middle"/>
    </style:style>
    <style:style style:name="gr23" style:family="graphic" style:parent-style-name="standard">
      <style:graphic-properties draw:stroke="none" draw:fill="none" fo:min-height="1.58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3.702cm"/>
    </style:style>
    <style:style style:name="gr27" style:family="graphic" style:parent-style-name="standard">
      <style:graphic-properties draw:stroke="none" draw:fill="none" fo:min-height="0.70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color="#ffffff" fo:font-size="50pt" style:font-size-asian="50pt" style:font-size-complex="50pt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</style:style>
    <style:style style:name="P7" style:family="paragraph">
      <style:text-properties fo:font-size="70pt" style:font-size-asian="70pt" style:font-size-complex="70pt"/>
    </style:style>
    <style:style style:name="P8" style:family="paragraph">
      <style:text-properties fo:color="#ffffff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fo:text-align="center" style:text-autospace="none"/>
      <style:text-properties style:font-name="Helvetica1" fo:font-size="60pt" style:font-name-asian="Helvetica1" style:font-size-asian="60pt" style:font-name-complex="Helvetica1" style:font-size-complex="60pt"/>
    </style:style>
    <style:style style:name="P15" style:family="paragraph">
      <style:paragraph-properties style:text-autospace="none">
        <style:tab-stops>
          <style:tab-stop style:position="1.147cm"/>
        </style:tab-stops>
      </style:paragraph-properties>
      <style:text-properties fo:font-size="40pt" style:font-size-asian="40pt" style:font-size-complex="40pt"/>
    </style:style>
    <style:style style:name="P16" style:family="paragraph">
      <style:text-properties fo:color="#ff0000" fo:font-size="40pt" style:font-size-asian="40pt" style:font-size-complex="40pt"/>
    </style:style>
    <style:style style:name="P17" style:family="paragraph">
      <style:paragraph-properties fo:text-align="center" style:text-autospace="none"/>
      <style:text-properties style:font-name="Helvetica1" fo:font-size="70pt" style:font-name-asian="Helvetica1" style:font-size-asian="70pt" style:font-name-complex="Helvetica1" style:font-size-complex="7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20" style:family="paragraph">
      <style:text-properties fo:font-size="50pt" style:font-size-asian="50pt" style:font-size-complex="50pt"/>
    </style:style>
    <style:style style:name="P21" style:family="paragraph">
      <style:paragraph-properties style:text-autospace="none">
        <style:tab-stops>
          <style:tab-stop style:position="1.147cm"/>
        </style:tab-stops>
      </style:paragraph-properties>
      <style:text-properties fo:font-size="18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24" style:family="paragraph">
      <style:paragraph-properties fo:text-align="center"/>
      <style:text-properties fo:font-size="50pt" style:font-size-asian="50pt" style:font-size-complex="50pt"/>
    </style:style>
    <style:style style:name="P25" style:family="paragraph">
      <style:paragraph-properties fo:text-align="start"/>
      <style:text-properties fo:font-size="60pt" style:font-size-asian="60pt" style:font-size-complex="60pt"/>
    </style:style>
    <style:style style:name="P26" style:family="paragraph">
      <style:paragraph-properties fo:text-align="start"/>
      <style:text-properties fo:font-size="35pt" fo:font-weight="normal" style:font-size-asian="35pt" style:font-weight-asian="normal" style:font-size-complex="35pt" style:font-weight-complex="normal"/>
    </style:style>
    <style:style style:name="P27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color="#ffffff" fo:font-size="50pt" style:font-size-asian="50pt" style:font-size-complex="5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Helvetica1" fo:font-size="70pt" fo:font-style="normal" fo:text-shadow="none" style:text-underline-style="none" fo:font-weight="normal" style:letter-kerning="true" style:font-name-asian="Helvetica1" style:font-size-asian="70pt" style:font-style-asian="normal" style:font-weight-asian="normal" style:font-name-complex="Helvetica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Helvetica1" fo:font-size="30pt" fo:font-style="normal" fo:text-shadow="none" style:text-underline-style="none" fo:font-weight="normal" style:letter-kerning="true" style:font-name-asian="Helvetica1" style:font-size-asian="30pt" style:font-style-asian="normal" style:font-weight-asian="normal" style:font-name-complex="Helvetica1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font-name="Helvetica1" fo:font-size="30pt" fo:font-style="normal" fo:text-shadow="none" style:text-underline-style="none" fo:font-weight="normal" style:letter-kerning="true" style:font-name-asian="Helvetica1" style:font-size-asian="30pt" style:font-style-asian="normal" style:font-weight-asian="normal" style:font-name-complex="Helvetica1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7" style:family="text">
      <style:text-properties fo:color="#00a0ff" style:font-name="Menlo-Regular1" fo:font-size="26pt" style:font-name-asian="Menlo-Regular1" style:font-size-asian="26pt" style:font-name-complex="Menlo-Regular1" style:font-size-complex="26pt"/>
    </style:style>
    <style:style style:name="T8" style:family="text">
      <style:text-properties fo:color="#d31895" style:font-name="Menlo-Regular1" fo:font-size="26pt" style:font-name-asian="Menlo-Regular1" style:font-size-asian="26pt" style:font-name-complex="Menlo-Regular1" style:font-size-complex="26pt"/>
    </style:style>
    <style:style style:name="T9" style:family="text">
      <style:text-properties style:use-window-font-color="true" style:text-outline="false" style:text-line-through-style="none" style:font-name="Helvetica1" fo:font-size="60pt" fo:font-style="normal" fo:text-shadow="none" style:text-underline-style="none" fo:font-weight="normal" style:letter-kerning="true" style:font-name-asian="Helvetica1" style:font-size-asian="60pt" style:font-style-asian="normal" style:font-weight-asian="normal" style:font-name-complex="Helvetica1" style:font-size-complex="6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11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12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13" style:family="text">
      <style:text-properties style:font-name="Menlo-Regular1" fo:font-size="30pt" style:font-name-asian="Menlo-Regular1" style:font-size-asian="30pt" style:font-name-complex="Menlo-Regular1" style:font-size-complex="30pt"/>
    </style:style>
    <style:style style:name="T14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31895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18" style:family="text">
      <style:text-properties fo:color="#ffffff" style:font-name="Menlo-Regular1" fo:font-size="40pt" style:font-name-asian="Menlo-Regular1" style:font-size-asian="40pt" style:font-name-complex="Menlo-Regular1" style:font-size-complex="40pt"/>
    </style:style>
    <style:style style:name="T19" style:family="text">
      <style:text-properties fo:color="#786dff" style:font-name="Menlo-Regular1" fo:font-size="40pt" style:font-name-asian="Menlo-Regular1" style:font-size-asian="40pt" style:font-name-complex="Menlo-Regular1" style:font-size-complex="40pt"/>
    </style:style>
    <style:style style:name="T20" style:family="text">
      <style:text-properties fo:color="#d31895" style:font-name="Menlo-Regular1" fo:font-size="40pt" style:font-name-asian="Menlo-Regular1" style:font-size-asian="40pt" style:font-name-complex="Menlo-Regular1" style:font-size-complex="40pt"/>
    </style:style>
    <style:style style:name="T21" style:family="text">
      <style:text-properties style:font-name="Menlo-Regular1" fo:font-size="40pt" style:font-name-asian="Menlo-Regular1" style:font-size-asian="40pt" style:font-name-complex="Menlo-Regular1" style:font-size-complex="40pt"/>
    </style:style>
    <style:style style:name="T22" style:family="text">
      <style:text-properties fo:color="#00a0ff" style:font-name="Menlo-Regular1" fo:font-size="40pt" style:font-name-asian="Menlo-Regular1" style:font-size-asian="40pt" style:font-name-complex="Menlo-Regular1" style:font-size-complex="40pt"/>
    </style:style>
    <style:style style:name="T23" style:family="text">
      <style:text-properties fo:color="#ff0000" fo:font-size="40pt" style:font-size-asian="40pt" style:font-size-complex="40pt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color="#ff0000" style:font-name="Menlo-Regular1" fo:font-size="30pt" style:font-name-asian="Menlo-Regular1" style:font-size-asian="30pt" style:font-name-complex="Menlo-Regular1" style:font-size-complex="30pt"/>
    </style:style>
    <style:style style:name="T26" style:family="text">
      <style:text-properties fo:font-size="50pt" style:font-size-asian="50pt" style:font-size-complex="50pt"/>
    </style:style>
    <style:style style:name="T27" style:family="text">
      <style:text-properties fo:color="#00a0ff" style:font-name="Menlo-Regular1" fo:font-size="18pt" style:font-name-asian="Menlo-Regular1" style:font-size-asian="18pt" style:font-name-complex="Menlo-Regular1" style:font-size-complex="18pt"/>
    </style:style>
    <style:style style:name="T28" style:family="text">
      <style:text-properties fo:color="#ffffff" style:font-name="Menlo-Regular1" fo:font-size="18pt" style:font-name-asian="Menlo-Regular1" style:font-size-asian="18pt" style:font-name-complex="Menlo-Regular1" style:font-size-complex="18pt"/>
    </style:style>
    <style:style style:name="T29" style:family="text">
      <style:text-properties fo:color="#ff2c38" style:font-name="Menlo-Regular1" fo:font-size="18pt" style:font-name-asian="Menlo-Regular1" style:font-size-asian="18pt" style:font-name-complex="Menlo-Regular1" style:font-size-complex="18pt"/>
    </style:style>
    <style:style style:name="T30" style:family="text">
      <style:text-properties fo:color="#d31895" style:font-name="Menlo-Regular1" fo:font-size="18pt" style:font-name-asian="Menlo-Regular1" style:font-size-asian="18pt" style:font-name-complex="Menlo-Regular1" style:font-size-complex="18pt"/>
    </style:style>
    <style:style style:name="T31" style:family="text">
      <style:text-properties fo:color="#00a0ff" style:font-name="Menlo-Regular1" style:font-name-asian="Menlo-Regular1" style:font-name-complex="Menlo-Regular1"/>
    </style:style>
    <style:style style:name="T32" style:family="text">
      <style:text-properties fo:color="#7da647" fo:font-size="40pt" fo:font-weight="normal" style:font-size-asian="40pt" style:font-weight-asian="normal" style:font-size-complex="40pt" style:font-weight-complex="normal"/>
    </style:style>
    <style:style style:name="T33" style:family="text">
      <style:text-properties fo:font-size="40pt" fo:font-weight="normal" style:font-size-asian="40pt" style:font-weight-asian="normal" style:font-size-complex="40pt" style:font-weight-complex="normal"/>
    </style:style>
    <style:style style:name="T34" style:family="text">
      <style:text-properties fo:color="#7da647" fo:font-size="40pt" style:font-size-asian="40pt" style:font-size-complex="40pt"/>
    </style:style>
    <style:style style:name="T35" style:family="text">
      <style:text-properties fo:color="#008080" fo:font-size="40pt" style:font-size-asian="40pt" style:font-size-complex="40pt"/>
    </style:style>
    <style:style style:name="T36" style:family="text">
      <style:text-properties fo:color="#7da647" style:font-name="Menlo-Regular1" fo:font-size="40pt" style:font-name-asian="Menlo-Regular1" style:font-size-asian="40pt" style:font-name-complex="Menlo-Regular1" style:font-size-complex="40pt"/>
    </style:style>
    <style:style style:name="T37" style:family="text">
      <style:text-properties fo:color="#94bd5e" fo:font-size="40pt" fo:font-weight="normal" style:font-size-asian="40pt" style:font-weight-asian="normal" style:font-size-complex="40pt" style:font-weight-complex="normal"/>
    </style:style>
    <style:style style:name="T38" style:family="text">
      <style:text-properties fo:color="#99ccff" fo:font-size="40pt" fo:font-weight="normal" style:font-size-asian="40pt" style:font-weight-asian="normal" style:font-size-complex="40pt" style:font-weight-complex="normal"/>
    </style:style>
    <style:style style:name="T39" style:family="text">
      <style:text-properties fo:color="#99ccff" fo:font-size="40pt" style:font-size-asian="40pt" style:font-size-complex="40pt"/>
    </style:style>
    <style:style style:name="T40" style:family="text">
      <style:text-properties fo:color="#94bd5e" fo:font-size="40pt" style:font-size-asian="40pt" style:font-size-complex="40pt"/>
    </style:style>
    <style:style style:name="T41" style:family="text">
      <style:text-properties fo:color="#ffffff" style:font-name="Menlo-Regular1" fo:font-size="35pt" style:font-name-asian="Menlo-Regular1" style:font-size-asian="35pt" style:font-name-complex="Menlo-Regular1" style:font-size-complex="35pt"/>
    </style:style>
    <style:style style:name="T42" style:family="text">
      <style:text-properties fo:color="#ffffff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43" style:family="text">
      <style:text-properties fo:color="#94bd5e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44" style:family="text">
      <style:text-properties fo:color="#ffffff" fo:font-size="35pt" fo:font-weight="normal" style:font-size-asian="35pt" style:font-weight-asian="normal" style:font-size-complex="35pt" style:font-weight-complex="normal"/>
    </style:style>
    <style:style style:name="T45" style:family="text">
      <style:text-properties fo:color="#99ccff" fo:font-size="35pt" fo:font-weight="normal" style:font-size-asian="35pt" style:font-weight-asian="normal" style:font-size-complex="35pt" style:font-weight-complex="normal"/>
    </style:style>
    <style:style style:name="T46" style:family="text">
      <style:text-properties fo:color="#94bd5e" fo:font-size="35pt" fo:font-weight="normal" style:font-size-asian="35pt" style:font-weight-asian="normal" style:font-size-complex="35pt" style:font-weight-complex="normal"/>
    </style:style>
    <style:style style:name="T47" style:family="text">
      <style:text-properties fo:color="#99ccff" fo:font-size="35pt" style:font-size-asian="35pt" style:font-size-complex="35pt"/>
    </style:style>
    <style:style style:name="T48" style:family="text">
      <style:text-properties fo:font-size="35pt" fo:font-weight="normal" style:font-size-asian="35pt" style:font-weight-asian="normal" style:font-size-complex="35pt" style:font-weight-complex="normal"/>
    </style:style>
    <style:style style:name="T49" style:family="text">
      <style:text-properties fo:color="#d31895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50" style:family="text">
      <style:text-properties fo:font-size="70pt" style:font-size-asian="70pt" style:font-size-complex="70pt"/>
    </style:style>
    <style:style style:name="T51" style:family="text">
      <style:text-properties fo:color="#ffffff" fo:font-size="18pt"/>
    </style:style>
    <style:style style:name="T52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5.2cm" svg:height="6.107cm" svg:x="1.735cm" svg:y="6.925cm">
          <draw:text-box>
            <text:p><text:span text:style-name="T1">iAsync </text:span></text:p>
            <text:p text:style-name="P1"><text:span text:style-name="T1">Functional Programming</text:span></text:p>
            <text:p text:style-name="P2"><text:span text:style-name="T1">in <text:s/>Objective-C</text:span></text:p>
          </draw:text-box>
        </draw:frame>
        <draw:frame draw:style-name="gr2" draw:text-style-name="P4" draw:layer="layout" svg:width="8.816cm" svg:height="2.597cm" svg:x="17.04cm" svg:y="17.349cm">
          <draw:text-box>
            <text:p text:style-name="P2"><text:span text:style-name="T2">Alexander Dodatko</text:span></text:p>
            <text:p text:style-name="P2"><text:span text:style-name="T2">20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0.8cm" svg:height="20.8cm" svg:x="3.7cm" svg:y="0.1cm">
          <draw:image xlink:href="../iAsync-QR-co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1" draw:layer="layout" svg:width="28cm" svg:height="16.06cm" svg:x="0cm" svg:y="2.41cm">
          <draw:image xlink:href="../images/1-AppStor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7" draw:layer="layout" svg:width="27.4cm" svg:height="3.773cm" svg:x="0.4cm" svg:y="9.2cm">
          <draw:text-box>
            <text:p text:style-name="P5"><text:span text:style-name="T3">Over 900,000 apps </text:span></text:p>
            <text:p text:style-name="P6"><text:span text:style-name="T4"/></text:p>
          </draw:text-box>
        </draw:frame>
        <draw:frame draw:style-name="gr1" draw:text-style-name="P8" draw:layer="layout" svg:width="9.194cm" svg:height="1.305cm" svg:x="18.2cm" svg:y="12.695cm">
          <draw:text-box>
            <text:p text:style-name="P6"><text:span text:style-name="T5">(as of June 201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1" draw:layer="layout" svg:width="8.797cm" svg:height="17.271cm" svg:x="9.486cm" svg:y="1.924cm">
          <draw:image xlink:href="../images/2-iPhone-all.png" xlink:type="simple" xlink:show="embed" xlink:actuate="onLoad">
            <text:p/>
          </draw:image>
        </draw:frame>
        <draw:frame draw:style-name="gr5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1" draw:layer="layout" svg:width="8.935cm" svg:height="17.271cm" svg:x="9.065cm" svg:y="1.9cm">
          <draw:image xlink:href="../images/2-iPhone-local.png" xlink:type="simple" xlink:show="embed" xlink:actuate="onLoad">
            <text:p/>
          </draw:image>
        </draw:frame>
        <draw:frame draw:style-name="gr5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1" draw:layer="layout" svg:width="15.748cm" svg:height="20.999cm" svg:x="5.397cm" svg:y="-0.066cm">
          <draw:image xlink:href="../images/2-NotSmart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0" draw:layer="layout" svg:width="27.4cm" svg:height="2.715cm" svg:x="0.2cm" svg:y="8.485cm">
          <draw:text-box>
            <text:p text:style-name="P9"><text:span text:style-name="T6"><text:s text:c="3"/></text:span><text:span text:style-name="T7">NSData</text:span><text:span text:style-name="T6">* jsonData = </text:span><text:span text:style-name="T8">nil</text:span><text:span text:style-name="T6">;</text:span></text:p>
            <text:p text:style-name="P9"><text:span text:style-name="T6"><text:s text:c="3"/></text:span><text:span text:style-name="T6">jsonData = [ </text:span><text:span text:style-name="T7">NSData</text:span><text:span text:style-name="T6"> </text:span><text:span text:style-name="T7">dataWithContentsOfURL</text:span><text:span text:style-name="T6">: RESOURSE 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" draw:layer="layout" svg:width="27cm" svg:height="13.79cm" svg:x="1cm" svg:y="3.6cm">
          <draw:image xlink:href="../images/3-AppleWatchDog-Unhappy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2" draw:layer="layout" svg:width="27.4cm" svg:height="4.485cm" svg:x="0.4cm" svg:y="9.201cm">
          <draw:text-box>
            <text:p text:style-name="P5"><text:span text:style-name="T9">Asynchronous Programming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3" draw:layer="layout" svg:width="26.4cm" svg:height="18.685cm" svg:x="0.735cm" svg:y="1.407cm">
          <draw:text-box>
            <text:p text:style-name="P9"><text:span text:style-name="T10">@protocol</text:span><text:span text:style-name="T11"> NSURLConnectionDataDelegate </text:span></text:p>
            <text:p text:style-name="P9"><text:span text:style-name="T11">&lt;</text:span><text:span text:style-name="T12">NSURLConnectionDelegate</text:span><text:span text:style-name="T11">&gt;</text:span></text:p>
            <text:p text:style-name="P9"><text:span text:style-name="T10"/></text:p>
            <text:p text:style-name="P9"><text:span text:style-name="T10">@optional</text:span></text:p>
            <text:p text:style-name="P9"><text:span text:style-name="T11">- (</text:span><text:span text:style-name="T10">void</text:span><text:span text:style-name="T11">)connection: <text:s/>didReceiveResponse:</text:span></text:p>
            <text:p text:style-name="P9"><text:span text:style-name="T11"/></text:p>
            <text:p text:style-name="P9"><text:span text:style-name="T11">- (</text:span><text:span text:style-name="T10">void</text:span><text:span text:style-name="T11">)connection: <text:s text:c="2"/>didReceiveData:</text:span></text:p>
            <text:p text:style-name="P9"><text:span text:style-name="T13"/></text:p>
            <text:p text:style-name="P9"><text:span text:style-name="T11">- (</text:span><text:span text:style-name="T10">void</text:span><text:span text:style-name="T11">)connectionDidFinishLoading:</text:span></text:p>
            <text:p text:style-name="P9"><text:span text:style-name="T10"/></text:p>
            <text:p text:style-name="P9"><text:span text:style-name="T14">- (</text:span><text:span text:style-name="T15">void</text:span><text:span text:style-name="T14">)connection: didFailWithError: </text:span></text:p>
            <text:p text:style-name="P9"><text:span text:style-name="T14"/></text:p>
            <text:p text:style-name="P9"><text:span text:style-name="T10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14" draw:layer="layout" svg:width="27.4cm" svg:height="4.485cm" svg:x="0.4cm" svg:y="9.202cm">
          <draw:text-box>
            <text:p text:style-name="P5"><text:span text:style-name="T9">Too Much Code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3.97cm" svg:height="15.24cm" svg:x="6.612cm" svg:y="4.514cm" presentation:class="graphic" presentation:user-transformed="true">
          <draw:image xlink:href="../images/4-iOS5_Blocks_Categories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16">Objectice-C Bloc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15" draw:layer="layout" svg:width="26.097cm" svg:height="21.019cm" svg:x="0.969cm" svg:y="6.66cm">
          <draw:text-box>
            <text:p text:style-name="P9"><text:span text:style-name="T17">NS_AVAILABLE</text:span><text:span text:style-name="T18">(</text:span><text:span text:style-name="T19">10</text:span><text:span text:style-name="T18">_7, </text:span><text:span text:style-name="T19">5</text:span><text:span text:style-name="T18">_0);</text:span></text:p>
            <text:p text:style-name="P9"><text:span text:style-name="T18"/></text:p>
            <text:p text:style-name="P9"><text:span text:style-name="T18">+ (</text:span><text:span text:style-name="T20">void</text:span><text:span text:style-name="T18">)sendAsynchronousRequest:</text:span></text:p>
            <text:p text:style-name="P9"><text:span text:style-name="T18"><text:s text:c="46"/></text:span><text:span text:style-name="T18">queue:</text:span></text:p>
            <text:p text:style-name="P9"><text:span text:style-name="T18"><text:s text:c="26"/></text:span><text:span text:style-name="T18">completionHandler:</text:span></text:p>
            <text:p text:style-name="P9"><text:span text:style-name="T17"/></text:p>
            <text:p text:style-name="P9"><text:span text:style-name="T17"/></text:p>
            <text:p text:style-name="P9"><text:span text:style-name="T21"/></text:p>
            <text:p text:style-name="P9"><text:span text:style-name="T17"/></text:p>
            <text:p text:style-name="P9"><text:span text:style-name="T17"/></text:p>
            <text:p text:style-name="P9"><text:span text:style-name="T21"/></text:p>
          </draw:text-box>
        </draw:frame>
        <draw:frame draw:style-name="gr4" draw:text-style-name="P1" draw:layer="layout" svg:width="4.813cm" svg:height="4.964cm" svg:x="22.8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0" draw:text-style-name="P15" draw:layer="layout" svg:width="23.244cm" svg:height="7.803cm" svg:x="2.395cm" svg:y="7.937cm">
          <draw:text-box>
            <text:p text:style-name="P9"><text:span text:style-name="T20">void</text:span><text:span text:style-name="T17"> (^HANDLER_BLOCK)(</text:span></text:p>
            <text:p text:style-name="P9"><text:span text:style-name="T18"><text:s text:c="5"/></text:span><text:span text:style-name="T22">NSURLResponse</text:span><text:span text:style-name="T17">* response, </text:span></text:p>
            <text:p text:style-name="P9"><text:span text:style-name="T18"><text:s text:c="5"/></text:span><text:span text:style-name="T22">NSData</text:span><text:span text:style-name="T17">* data, </text:span></text:p>
            <text:p text:style-name="P9"><text:span text:style-name="T18"><text:s text:c="5"/></text:span><text:span text:style-name="T22">NSError</text:span><text:span text:style-name="T18">* connectionError)</text:span></text:p>
          </draw:text-box>
        </draw:frame>
        <draw:frame draw:style-name="gr4" draw:text-style-name="P1" draw:layer="layout" svg:width="4.813cm" svg:height="4.964cm" svg:x="22.801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1" draw:layer="layout" svg:width="12cm" svg:height="18cm" svg:x="7.429cm" svg:y="1.505cm">
          <draw:image xlink:href="../images/5-progress.png" xlink:type="simple" xlink:show="embed" xlink:actuate="onLoad">
            <text:p/>
          </draw:image>
        </draw:frame>
        <draw:frame draw:style-name="gr11" draw:text-style-name="P16" draw:layer="layout" svg:width="6.2cm" svg:height="2.221cm" svg:x="0.6cm" svg:y="4.179cm">
          <draw:text-box>
            <text:p><text:span text:style-name="T23">Progress</text:span></text:p>
          </draw:text-box>
        </draw:frame>
        <draw:frame draw:style-name="gr11" draw:text-style-name="P16" draw:layer="layout" svg:width="7.2cm" svg:height="2.221cm" svg:x="19.6cm" svg:y="13.848cm">
          <draw:text-box>
            <text:p><text:span text:style-name="T23">Canc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1" draw:layer="layout" svg:width="21cm" svg:height="21cm" svg:x="3.5cm" svg:y="0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7" draw:layer="layout" svg:width="27.4cm" svg:height="3.773cm" svg:x="0.4cm" svg:y="9.202cm">
          <draw:text-box>
            <text:p text:style-name="P5"><text:span text:style-name="T3">Dependencies</text:span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2" draw:text-style-name="P18" draw:layer="layout" svg:width="26.963cm" svg:height="6.499cm" svg:x="0.637cm" svg:y="7.299cm">
          <draw:text-box>
            <text:p><text:span text:style-name="T24">When using methods which return blocks they can be very convenient. However, when you have to string a few of them together it gets messy really quickly</text:span></text:p>
          </draw:text-box>
        </draw:frame>
        <draw:frame draw:style-name="gr5" draw:text-style-name="P1" draw:layer="layout" svg:width="5cm" svg:height="5cm" svg:x="23cm" svg:y="1.2cm">
          <draw:image xlink:href="../images/8-stackoverflow-4-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3" draw:text-style-name="P19" draw:layer="layout" svg:width="26.8cm" svg:height="13.013cm" svg:x="0.2cm" svg:y="3.864cm">
          <draw:text-box>
            <text:p text:style-name="P9"><text:span text:style-name="T13">[</text:span><text:span text:style-name="T12">remoteAPIWithURL</text:span><text:span text:style-name="T13">:url1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4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8"/></text:span><text:span text:style-name="T13">[</text:span><text:span text:style-name="T12">remoteAPIWithURL</text:span><text:span text:style-name="T13">:url3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12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6"><text:span text:style-name="T13"><text:s text:c="12"/></text:span><text:span text:style-name="T25">//success!!!</text:span></text:p>
            <text:p text:style-name="P6"><text:span text:style-name="T13"><text:s text:c="12"/></text:span><text:span text:style-name="T13">}];</text:span></text:p>
            <text:p text:style-name="P6"><text:span text:style-name="T13"><text:s text:c="8"/></text:span><text:span text:style-name="T13">}];</text:span></text:p>
            <text:p text:style-name="P6"><text:span text:style-name="T13"><text:s text:c="4"/></text:span><text:span text:style-name="T13">}];</text:span></text:p>
            <text:p text:style-name="P6"><text:span text:style-name="T13">}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4" draw:text-style-name="P18" draw:layer="layout" svg:width="27.104cm" svg:height="12.747cm" svg:x="0.496cm" svg:y="5.738cm">
          <draw:text-box>
            <text:p><text:span text:style-name="T24">It was not uncommon when using AFNetworking in Gowalla to have calls chained together in success blocks.</text:span></text:p>
            <text:p><text:span text:style-name="T24">My advice would be to factor the network requests and serializations as best you can into class methods in your model. Then, for requests that need to make sub-requets, you can call those methods in the success block.</text:span></text:p>
          </draw:text-box>
        </draw:frame>
        <draw:frame draw:style-name="gr5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draw:frame draw:style-name="gr5" draw:text-style-name="P1" draw:layer="layout" svg:width="5cm" svg:height="5cm" svg:x="17.3cm" svg:y="0.1cm">
          <draw:image xlink:href="../images/12-NSHips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5" draw:text-style-name="P20" draw:layer="layout" svg:width="27cm" svg:height="2.203cm" svg:x="0.038cm" svg:y="9.175cm">
          <draw:text-box>
            <text:p text:style-name="P1"><text:span text:style-name="T26">Callback H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1" draw:layer="layout" svg:width="28cm" svg:height="12.86cm" svg:x="0cm" svg:y="5.74cm">
          <draw:image xlink:href="../images/10-CallbackHell.png" xlink:type="simple" xlink:show="embed" xlink:actuate="onLoad">
            <text:p/>
          </draw:image>
        </draw:frame>
        <draw:frame draw:style-name="gr5" draw:text-style-name="P1" draw:layer="layout" svg:width="4.779cm" svg:height="4.779cm" svg:x="23.2cm" svg:y="0.221cm">
          <draw:image xlink:href="../images/11-miguel-de-icaz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6" draw:text-style-name="P21" draw:layer="layout" svg:width="23.624cm" svg:height="11.314cm" svg:x="2.4cm" svg:y="5.997cm">
          <draw:text-box>
            <text:p text:style-name="P21"><text:span text:style-name="T27">NSURL</text:span><text:span text:style-name="T28"> *url = [</text:span><text:span text:style-name="T27">NSURL</text:span><text:span text:style-name="T28"> </text:span><text:span text:style-name="T27">URLWithString</text:span><text:span text:style-name="T28">:</text:span><text:span text:style-name="T29">@"https://...."</text:span><text:span text:style-name="T28">];</text:span></text:p>
            <text:p text:style-name="P21"><text:span text:style-name="T27">NSURLRequest</text:span><text:span text:style-name="T28"> *request = [</text:span><text:span text:style-name="T27">NSURLRequest</text:span><text:span text:style-name="T28"> </text:span><text:span text:style-name="T27">requestWithURL</text:span><text:span text:style-name="T28">:url];</text:span></text:p>
            <text:p text:style-name="P21"><text:span text:style-name="T28"/></text:p>
            <text:p text:style-name="P21"><text:span text:style-name="T30">id</text:span><text:span text:style-name="T28"> onSuccess = ^(</text:span><text:span text:style-name="T27">NSURLRequest</text:span><text:span text:style-name="T28"> *, </text:span><text:span text:style-name="T27">NSHTTPURLResponse</text:span><text:span text:style-name="T28"> *, </text:span><text:span text:style-name="T30">id</text:span><text:span text:style-name="T28"> JSON) </text:span></text:p>
            <text:p text:style-name="P21"><text:span text:style-name="T28">{</text:span></text:p>
            <text:p text:style-name="P21"><text:span text:style-name="T28"><text:s text:c="6"/></text:span><text:span text:style-name="T31">NSLog</text:span><text:span text:style-name="T28">( </text:span><text:span text:style-name="T29">@"App.net Global Stream: %@"</text:span><text:span text:style-name="T28">, JSON );</text:span></text:p>
            <text:p text:style-name="P21"><text:span text:style-name="T28"><text:s/></text:span><text:span text:style-name="T28">};</text:span></text:p>
            <text:p text:style-name="P21"><text:span text:style-name="T28"/></text:p>
            <text:p text:style-name="P21"><text:span text:style-name="T31">AFJSONRequestOperation</text:span><text:span text:style-name="T28"> *operation = </text:span></text:p>
            <text:p text:style-name="P21"><text:span text:style-name="T28">[ </text:span><text:span text:style-name="T31">AFJSONRequestOperation</text:span><text:span text:style-name="T28"> </text:span><text:span text:style-name="T31">JSONRequestOperationWithRequest</text:span><text:span text:style-name="T28">: request</text:span></text:p>
            <text:p text:style-name="P21"><text:span text:style-name="T28"><text:s text:c="93"/></text:span><text:span text:style-name="T31">success</text:span><text:span text:style-name="T28">: onSuccess</text:span></text:p>
            <text:p text:style-name="P21"><text:span text:style-name="T28"><text:s text:c="95"/></text:span><text:span text:style-name="T31"><text:s/></text:span><text:span text:style-name="T31">failure</text:span><text:span text:style-name="T28">: </text:span><text:span text:style-name="T30">nil </text:span><text:span text:style-name="T28">];</text:span></text:p>
            <text:p text:style-name="P21"><text:span text:style-name="T28"><text:s/></text:span><text:span text:style-name="T28">[ </text:span><text:span text:style-name="T27">operation</text:span><text:span text:style-name="T28"> start ];</text:span></text:p>
          </draw:text-box>
        </draw:frame>
        <draw:frame draw:style-name="gr5" draw:text-style-name="P1" draw:layer="layout" svg:width="5cm" svg:height="5cm" svg:x="22.7cm" svg:y="0.3cm">
          <draw:image xlink:href="../images/7-AF-Avatar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2" draw:text-style-name="P18" draw:layer="layout" svg:width="27.57cm" svg:height="6.499cm" svg:x="0.23cm" svg:y="7.4cm">
          <draw:text-box>
            <text:p><text:span text:style-name="T24">Working with independent data sets in parallel and then combining them into a final result is non-trivial in Cocoa, and often involves a lot of synchronization</text:span></text:p>
          </draw:text-box>
        </draw:frame>
        <draw:frame draw:style-name="gr5" draw:text-style-name="P1" draw:layer="layout" svg:width="5cm" svg:height="5cm" svg:x="22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7" draw:text-style-name="P9" draw:layer="layout" svg:width="26.165cm" svg:height="23.229cm" svg:x="0.635cm" svg:y="0.171cm">
          <draw:text-box>
            <text:p text:style-name="P9"><text:span text:style-name="T28"><text:s text:c="3"/></text:span><text:span text:style-name="T30">__block</text:span><text:span text:style-name="T28"> </text:span><text:span text:style-name="T27">NSArray</text:span><text:span text:style-name="T28"> *databaseObjects, fileContents;</text:span></text:p>
            <text:p text:style-name="P9"><text:span text:style-name="T28"><text:s text:c="3"/></text:span><text:span text:style-name="T27">NSOperationQueue</text:span><text:span text:style-name="T28"> *backgroundQueue = [[</text:span><text:span text:style-name="T27">NSOperationQueue</text:span><text:span text:style-name="T28"> </text:span><text:span text:style-name="T27">alloc</text:span><text:span text:style-name="T28">] </text:span><text:span text:style-name="T27">init</text:span><text:span text:style-name="T28">];</text:span></text:p>
            <text:p text:style-name="P9"><text:span text:style-name="T28"><text:s text:c="3"/></text:span><text:span text:style-name="T27">NSBlockOperation</text:span><text:span text:style-name="T28"> *databaseOperation = [</text:span><text:span text:style-name="T27">NSBlockOperation</text:span><text:span text:style-name="T28"> </text:span><text:span text:style-name="T27">blockOperationWithBlock</text:span><text:span text:style-name="T28">:^{</text:span></text:p>
            <text:p text:style-name="P9"><text:span text:style-name="T28"><text:s text:c="6"/></text:span><text:span text:style-name="T28">databaseObjects = [databaseClient fetchObjectsMatchingPredicate:predicate];</text:span></text:p>
            <text:p text:style-name="P9"><text:span text:style-name="T28"><text:s text:c="3"/></text:span><text:span text:style-name="T28">}];</text:span></text:p>
            <text:p text:style-name="P9"><text:span text:style-name="T28"><text:s text:c="3"/></text:span></text:p>
            <text:p text:style-name="P9"><text:span text:style-name="T28"><text:s text:c="3"/></text:span><text:span text:style-name="T27">NSBlockOperation</text:span><text:span text:style-name="T28"> *filesOperation = [</text:span><text:span text:style-name="T27">NSBlockOperation</text:span><text:span text:style-name="T28"> </text:span><text:span text:style-name="T27">blockOperationWithBlock</text:span><text:span text:style-name="T28">:^{</text:span></text:p>
            <text:p text:style-name="P9"><text:span text:style-name="T28"><text:s text:c="6"/></text:span><text:span text:style-name="T27">NSMutableArray</text:span><text:span text:style-name="T28"> *filesInProgress = [</text:span><text:span text:style-name="T27">NSMutableArray</text:span><text:span text:style-name="T28"> </text:span><text:span text:style-name="T27">array</text:span><text:span text:style-name="T28">];</text:span></text:p>
            <text:p text:style-name="P9"><text:span text:style-name="T28"><text:s text:c="6"/></text:span><text:span text:style-name="T30">for</text:span><text:span text:style-name="T28"> (NSString *path </text:span><text:span text:style-name="T30">in</text:span><text:span text:style-name="T28"> files) {</text:span></text:p>
            <text:p text:style-name="P9"><text:span text:style-name="T28"><text:s text:c="9"/></text:span><text:span text:style-name="T28">[filesInProgress addObject:[NSData dataWithContentsOfFile:path]];</text:span></text:p>
            <text:p text:style-name="P9"><text:span text:style-name="T28"><text:s text:c="6"/></text:span><text:span text:style-name="T28">}</text:span></text:p>
            <text:p text:style-name="P9"><text:span text:style-name="T28"><text:s text:c="6"/></text:span></text:p>
            <text:p text:style-name="P9"><text:span text:style-name="T28"><text:s text:c="6"/></text:span><text:span text:style-name="T28">fileContents = [filesInProgress </text:span><text:span text:style-name="T27">copy</text:span><text:span text:style-name="T28">];</text:span></text:p>
            <text:p text:style-name="P9"><text:span text:style-name="T28"><text:s text:c="3"/></text:span><text:span text:style-name="T28">}];</text:span></text:p>
            <text:p text:style-name="P9"><text:span text:style-name="T28"><text:s text:c="2"/></text:span></text:p>
            <text:p text:style-name="P9"><text:span text:style-name="T28"><text:s text:c="3"/></text:span><text:span text:style-name="T27">NSBlockOperation</text:span><text:span text:style-name="T28"> *finishOperation = [</text:span><text:span text:style-name="T27">NSBlockOperation</text:span><text:span text:style-name="T28"> </text:span><text:span text:style-name="T27">blockOperationWithBlock</text:span><text:span text:style-name="T28">:^{</text:span></text:p>
            <text:p text:style-name="P9"><text:span text:style-name="T28"><text:s text:c="6"/></text:span><text:span text:style-name="T28">[</text:span><text:span text:style-name="T30">self</text:span><text:span text:style-name="T28"> finishProcessingDatabaseObjects:databaseObjects fileContents:fileContents];</text:span></text:p>
            <text:p text:style-name="P9"><text:span text:style-name="T28"><text:s text:c="6"/></text:span><text:span text:style-name="T27">NSLog</text:span><text:span text:style-name="T28">(</text:span><text:span text:style-name="T29">@"Done processing"</text:span><text:span text:style-name="T28">);</text:span></text:p>
            <text:p text:style-name="P9"><text:span text:style-name="T28"><text:s text:c="3"/></text:span><text:span text:style-name="T28">}];</text:span></text:p>
            <text:p text:style-name="P9"><text:span text:style-name="T28"><text:s text:c="3"/></text:span><text:span text:style-name="T28">[finishOperation </text:span><text:span text:style-name="T27">addDependency</text:span><text:span text:style-name="T28">:databaseOperation];</text:span></text:p>
            <text:p text:style-name="P9"><text:span text:style-name="T28"><text:s text:c="3"/></text:span><text:span text:style-name="T28">[finishOperation </text:span><text:span text:style-name="T27">addDependency</text:span><text:span text:style-name="T28">:filesOperation];</text:span></text:p>
            <text:p text:style-name="P9"><text:span text:style-name="T28"><text:s text:c="3"/></text:span><text:span text:style-name="T28">[backgroundQueue </text:span><text:span text:style-name="T27">addOperation</text:span><text:span text:style-name="T28">:databaseOperation];</text:span></text:p>
            <text:p text:style-name="P9"><text:span text:style-name="T28"><text:s text:c="3"/></text:span><text:span text:style-name="T28">[backgroundQueue </text:span><text:span text:style-name="T27">addOperation</text:span><text:span text:style-name="T28">:filesOperation];</text:span></text:p>
            <text:p text:style-name="P9"><text:span text:style-name="T28"><text:s text:c="3"/></text:span><text:span text:style-name="T28">[backgroundQueue </text:span><text:span text:style-name="T27">addOperation</text:span><text:span text:style-name="T28">:finishOperation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2" draw:text-style-name="P18" draw:layer="layout" svg:width="26.588cm" svg:height="6.499cm" svg:x="1.012cm" svg:y="7.454cm">
          <draw:text-box>
            <text:p><text:span text:style-name="T24">Rather than using mutable variables which are replaced and modified in-place, RAC provides signals (represented by RACSignal) that capture present and future values.</text:span></text:p>
          </draw:text-box>
        </draw:frame>
        <draw:frame draw:style-name="gr5" draw:text-style-name="P1" draw:layer="layout" svg:width="5cm" svg:height="5cm" svg:x="22.1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5" draw:text-style-name="P20" draw:layer="layout" svg:width="27cm" svg:height="2.203cm" svg:x="0.038cm" svg:y="9.176cm">
          <draw:text-box>
            <text:p text:style-name="P1"><text:span text:style-name="T26">Self-loading properties</text:span></text:p>
          </draw:text-box>
        </draw:frame>
        <draw:frame draw:style-name="gr5" draw:text-style-name="P1" draw:layer="layout" svg:width="5cm" svg:height="5cm" svg:x="22.1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5" draw:text-style-name="P20" draw:layer="layout" svg:width="27cm" svg:height="4.155cm" svg:x="0.6cm" svg:y="1.011cm">
          <draw:text-box>
            <text:p text:style-name="P1"><text:span text:style-name="T26">When Design Patterns are</text:span></text:p>
            <text:p text:style-name="P1"><text:span text:style-name="T26"><text:s/></text:span><text:span text:style-name="T26">NOT enough</text:span></text:p>
          </draw:text-box>
        </draw:frame>
        <draw:frame draw:style-name="gr5" draw:text-style-name="P1" draw:layer="layout" svg:width="20cm" svg:height="14.12cm" svg:x="3.4cm" svg:y="5.6cm">
          <draw:image xlink:href="../images/13-Haskell-Logo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5" draw:text-style-name="P20" draw:layer="layout" svg:width="27cm" svg:height="2.203cm" svg:x="0.6cm" svg:y="1.012cm">
          <draw:text-box>
            <text:p text:style-name="P1"><text:span text:style-name="T26">Meet the Async Operation</text:span></text:p>
          </draw:text-box>
        </draw:frame>
        <draw:frame draw:style-name="gr15" draw:text-style-name="P23" draw:layer="layout" svg:width="27cm" svg:height="6.499cm" svg:x="0.8cm" svg:y="7.833cm">
          <draw:text-box>
            <text:p text:style-name="P22"><text:span text:style-name="T32">CancelBlock</text:span><text:span text:style-name="T33"> (^AsyncOperation)</text:span></text:p>
            <text:p><text:span text:style-name="T33"><text:s text:c="5"/></text:span><text:span text:style-name="T33">( </text:span><text:span text:style-name="T34">ProgressCallback</text:span><text:span text:style-name="T33">,</text:span></text:p>
            <text:p><text:span text:style-name="T33"><text:s text:c="7"/></text:span><text:span text:style-name="T34">CancelCallback</text:span><text:span text:style-name="T33">,</text:span></text:p>
            <text:p><text:span text:style-name="T33"><text:s text:c="7"/></text:span><text:span text:style-name="T34">CompletionCallback</text:span><text:span text:style-name="T35"> </text:span><text:span text:style-name="T33">) {...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8" draw:text-style-name="P9" draw:layer="layout" svg:width="21.131cm" svg:height="7.804cm" svg:x="3.869cm" svg:y="8.4cm">
          <draw:text-box>
            <text:p text:style-name="P9"><text:span text:style-name="T20">void</text:span><text:span text:style-name="T17"> (^</text:span><text:span text:style-name="T36">CompletionCallback</text:span><text:span text:style-name="T17">)(</text:span></text:p>
            <text:p text:style-name="P9"><text:span text:style-name="T18"><text:s text:c="5"/></text:span><text:span text:style-name="T20">id</text:span><text:span text:style-name="T17"> </text:span><text:span text:style-name="T18">operationResult</text:span><text:span text:style-name="T17">, </text:span></text:p>
            <text:p text:style-name="P9"><text:span text:style-name="T18"><text:s text:c="5"/></text:span><text:span text:style-name="T22">NSError</text:span><text:span text:style-name="T18">* operationError)</text:span></text:p>
          </draw:text-box>
        </draw:frame>
        <draw:frame draw:style-name="gr15" draw:text-style-name="P20" draw:layer="layout" svg:width="27cm" svg:height="2.203cm" svg:x="0.6cm" svg:y="1.013cm">
          <draw:text-box>
            <text:p text:style-name="P1"><text:span text:style-name="T26">Completion Callb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19" draw:text-style-name="P1" draw:layer="layout" svg:width="27.6cm" svg:height="6.8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0" draw:layer="layout" svg:width="27cm" svg:height="2.203cm" svg:x="0.6cm" svg:y="1.012cm">
          <draw:text-box>
            <text:p text:style-name="P1"><text:span text:style-name="T26">Sequence</text:span></text:p>
          </draw:text-box>
        </draw:frame>
        <draw:frame draw:style-name="gr15" draw:text-style-name="P23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 text:style-name="P22"><text:span text:style-name="T33"><text:s text:c="6"/></text:span><text:span text:style-name="T37">seq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8">op1</text:span><text:span text:style-name="T33">, </text:span><text:span text:style-name="T39">op2</text:span><text:span text:style-name="T33">, </text:span><text:span text:style-name="T39">opN</text:span><text:span text:style-name="T33"> ] <text:s/>);</text:span></text:p>
            <text:p text:style-name="P22"><text:span text:style-name="T33"/></text:p>
          </draw:text-box>
        </draw:frame>
        <draw:custom-shape draw:style-name="gr20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7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2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8cm" svg:height="0.8cm" svg:x="14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15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1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19" draw:text-style-name="P1" draw:layer="layout" svg:width="17.6cm" svg:height="6.4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4" draw:layer="layout" svg:width="27cm" svg:height="2.203cm" svg:x="0.6cm" svg:y="1.012cm">
          <draw:text-box>
            <text:p text:style-name="P1"><text:span text:style-name="T26">Sequence of Attempts</text:span></text:p>
          </draw:text-box>
        </draw:frame>
        <draw:frame draw:style-name="gr15" draw:text-style-name="P23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40">trySeq</text:span><text:span text:style-name="T37">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8">op1</text:span><text:span text:style-name="T33">, </text:span><text:span text:style-name="T39">op2</text:span><text:span text:style-name="T33">, </text:span><text:span text:style-name="T39">opN</text:span><text:span text:style-name="T33"> ] <text:s/>);</text:span></text:p>
            <text:p text:style-name="P22"><text:span text:style-name="T33"/></text:p>
          </draw:text-box>
        </draw:frame>
        <draw:custom-shape draw:style-name="gr20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6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22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8cm" svg:height="0.8cm" svg:x="18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19.7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20.9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5.2cm" svg:height="1.4cm" svg:x="1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1" draw:text-style-name="P1" draw:layer="layout" svg:x1="1cm" svg:y1="8cm" svg:x2="5.8cm" svg:y2="10cm">
          <text:p/>
        </draw:line>
        <draw:line draw:style-name="gr21" draw:text-style-name="P1" draw:layer="layout" svg:x1="1cm" svg:y1="10cm" svg:x2="5.8cm" svg:y2="8cm">
          <text:p/>
        </draw:line>
        <draw:line draw:style-name="gr21" draw:text-style-name="P1" draw:layer="layout" svg:x1="6.4cm" svg:y1="8cm" svg:x2="11.2cm" svg:y2="10cm">
          <text:p/>
        </draw:line>
        <draw:line draw:style-name="gr21" draw:text-style-name="P1" draw:layer="layout" svg:x1="6.4cm" svg:y1="10cm" svg:x2="11.2cm" svg:y2="8cm">
          <text:p/>
        </draw:lin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5" draw:text-style-name="P24" draw:layer="layout" svg:width="27cm" svg:height="2.203cm" svg:x="0.6cm" svg:y="1.012cm">
          <draw:text-box>
            <text:p text:style-name="P1"><text:span text:style-name="T26">Parallel execution</text:span></text:p>
          </draw:text-box>
        </draw:frame>
        <draw:frame draw:style-name="gr15" draw:text-style-name="P23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40">group</text:span><text:span text:style-name="T37">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8">op1</text:span><text:span text:style-name="T33">, </text:span><text:span text:style-name="T39">op2</text:span><text:span text:style-name="T33">, </text:span><text:span text:style-name="T39">opN</text:span><text:span text:style-name="T33"> ] <text:s/>);</text:span></text:p>
            <text:p text:style-name="P22"><text:span text:style-name="T33"/></text:p>
          </draw:text-box>
        </draw:frame>
        <draw:custom-shape draw:style-name="gr20" draw:text-style-name="P1" draw:layer="layout" svg:width="5.2cm" svg:height="1.4cm" svg:x="1.4cm" svg:y="4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6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5.2cm" svg:height="1.4cm" svg:x="3.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2" draw:text-style-name="P1" draw:layer="layout" svg:x1="12.2cm" svg:y1="3.6cm" svg:x2="12.2cm" svg:y2="11.968cm">
          <text:p/>
        </draw:line>
        <draw:frame draw:style-name="gr23" draw:text-style-name="P18" draw:layer="layout" svg:width="13.05cm" svg:height="1.831cm" svg:x="13.252cm" svg:y="6.471cm">
          <draw:text-box>
            <text:p><text:span text:style-name="T34">CompletionCallb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5" draw:text-style-name="P24" draw:layer="layout" svg:width="27cm" svg:height="2.203cm" svg:x="0.6cm" svg:y="1.012cm">
          <draw:text-box>
            <text:p text:style-name="P1"><text:span text:style-name="T26">Waterfall</text:span></text:p>
          </draw:text-box>
        </draw:frame>
        <draw:frame draw:style-name="gr15" draw:text-style-name="P23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40">bindS</text:span><text:span text:style-name="T37">equenceOfAsyncOperations</text:span><text:span text:style-name="T33">(</text:span></text:p>
            <text:p><text:span text:style-name="T33"><text:tab/></text:span><text:span text:style-name="T33"> <text:s text:c="9"/></text:span><text:span text:style-name="T33">o</text:span><text:span text:style-name="T38">p1</text:span><text:span text:style-name="T33">, @[ b1, </text:span><text:span text:style-name="T38">b2, bN</text:span><text:span text:style-name="T33"> ] <text:s/>);</text:span></text:p>
            <text:p text:style-name="P22"><text:span text:style-name="T33"/></text:p>
          </draw:text-box>
        </draw:frame>
        <draw:custom-shape draw:style-name="gr20" draw:text-style-name="P1" xml:id="id1" draw:id="id1" draw:layer="layout" svg:width="3.4cm" svg:height="1.4cm" svg:x="2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xml:id="id2" draw:id="id2" draw:layer="layout" svg:width="3.6cm" svg:height="1.4cm" svg:x="6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xml:id="id7" draw:id="id7" draw:layer="layout" svg:width="0.8cm" svg:height="0.8cm" svg:x="18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8cm" svg:height="0.8cm" svg:x="19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4" draw:id="id4" draw:layer="layout" svg:width="0.8cm" svg:height="0.8cm" svg:x="20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5" draw:id="id5" draw:layer="layout" svg:width="2.8cm" svg:height="1.4cm" svg:x="23.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4" draw:text-style-name="P1" draw:layer="layout" svg:x1="5.4cm" svg:y1="4.5cm" svg:x2="6.8cm" svg:y2="6.3cm" draw:start-shape="id1" draw:end-shape="id2" draw:end-glue-point="3" svg:d="m5400 4500h701v1800h699" svg:viewBox="0 0 1401 1801">
          <text:p/>
        </draw:connector>
        <draw:connector draw:style-name="gr24" draw:text-style-name="P1" draw:layer="layout" svg:x1="5.4cm" svg:y1="4.5cm" svg:x2="6.8cm" svg:y2="6.3cm" draw:start-shape="id1" draw:end-shape="id2" svg:d="m5400 4500h701v1800h699" svg:viewBox="0 0 1401 1801">
          <text:p/>
        </draw:connector>
        <draw:connector draw:style-name="gr24" draw:text-style-name="P1" xml:id="id3" draw:id="id3" draw:layer="layout" svg:x1="5.4cm" svg:y1="4.5cm" svg:x2="5.4cm" svg:y2="4.5cm" draw:start-shape="id1" draw:start-glue-point="1" draw:end-shape="id1" draw:end-glue-point="1" svg:d="m5400 4500v0" svg:viewBox="0 0 1 1">
          <text:p/>
        </draw:connector>
        <draw:connector draw:style-name="gr25" draw:text-style-name="P1" draw:layer="layout" svg:x1="5.4cm" svg:y1="4.5cm" svg:x2="6.8cm" svg:y2="6.3cm" draw:start-shape="id3" draw:start-glue-point="0" draw:end-shape="id2" draw:end-glue-point="3" svg:d="m5400 4500h700v1800h700" svg:viewBox="0 0 1401 1801">
          <text:p/>
        </draw:connector>
        <draw:custom-shape draw:style-name="gr20" draw:text-style-name="P1" xml:id="id6" draw:id="id6" draw:layer="layout" svg:width="3.6cm" svg:height="1.4cm" svg:x="12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5" draw:text-style-name="P1" draw:layer="layout" svg:x1="21.6cm" svg:y1="10.2cm" svg:x2="23.6cm" svg:y2="11.5cm" draw:start-shape="id4" draw:start-glue-point="10" draw:end-shape="id5" draw:end-glue-point="3" svg:d="m21600 10200h1001v1300h999" svg:viewBox="0 0 2001 1301">
          <text:p/>
        </draw:connector>
        <draw:connector draw:style-name="gr25" draw:text-style-name="P1" draw:layer="layout" svg:x1="10.4cm" svg:y1="6.3cm" svg:x2="12.6cm" svg:y2="8.1cm" draw:start-shape="id2" draw:start-glue-point="1" draw:end-shape="id6" draw:end-glue-point="3" svg:d="m10400 6300h1101v1800h1099" svg:viewBox="0 0 2201 1801">
          <text:p/>
        </draw:connector>
        <draw:connector draw:style-name="gr25" draw:text-style-name="P1" draw:layer="layout" svg:x1="16.2cm" svg:y1="8.1cm" svg:x2="18.4cm" svg:y2="10.2cm" draw:start-shape="id6" draw:start-glue-point="1" draw:end-shape="id7" draw:end-glue-point="6" svg:d="m16200 8100h1101v2100h1099" svg:viewBox="0 0 2201 2101">
          <text:p/>
        </draw:connecto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6" draw:text-style-name="P25" draw:layer="layout" svg:width="27.8cm" svg:height="3.952cm" svg:x="0.2cm" svg:y="10.2cm">
          <draw:text-box>
            <text:p text:style-name="P22"><text:span text:style-name="T16">Function = </text:span><text:span text:style-name="T24"><text:s text:c="2"/>Command + Composite</text:span><text:span text:style-name="T16"> </text:span></text:p>
          </draw:text-box>
        </draw:frame>
        <draw:frame draw:style-name="gr6" draw:text-style-name="P1" draw:layer="layout" svg:width="5cm" svg:height="6.53cm" svg:x="22.6cm" svg:y="0.47cm">
          <draw:image xlink:href="../images/14-design-pattern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15" draw:text-style-name="P20" draw:layer="layout" svg:width="27cm" svg:height="2.203cm" svg:x="0.038cm" svg:y="9.175cm">
          <draw:text-box>
            <text:p text:style-name="P1"><text:span text:style-name="T26">Any Complexity Tas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15" draw:text-style-name="P26" draw:layer="layout" svg:width="27.6cm" svg:height="19.183cm" svg:x="0cm" svg:y="1.4cm">
          <draw:text-box>
            <text:p><text:span text:style-name="T41"/></text:p>
            <text:p text:style-name="P22"><text:span text:style-name="T42">loadFromNet = </text:span><text:span text:style-name="T43">sequenceOfAsyncOperations</text:span><text:span text:style-name="T42">( </text:span></text:p>
            <text:p text:style-name="P22"><text:span text:style-name="T44">@[ </text:span><text:span text:style-name="T45">login, loadFromNet </text:span><text:span text:style-name="T44">] );</text:span></text:p>
            <text:p text:style-name="P22"><text:span text:style-name="T44"/></text:p>
            <text:p text:style-name="P22"><text:span text:style-name="T44"/></text:p>
            <text:p text:style-name="P22"><text:span text:style-name="T44">loadRawData = </text:span><text:span text:style-name="T46">trySequenceOfAsyncOperations</text:span><text:span text:style-name="T44">( </text:span></text:p>
            <text:p><text:span text:style-name="T44">@[ </text:span><text:span text:style-name="T45">loadFromFSCache</text:span><text:span text:style-name="T44">, </text:span><text:span text:style-name="T47">loadFromNet</text:span><text:span text:style-name="T42"> <text:s/>] );</text:span></text:p>
            <text:p text:style-name="P22"><text:span text:style-name="T44"/></text:p>
            <text:p text:style-name="P22"><text:span text:style-name="T44"/></text:p>
            <text:p><text:span text:style-name="T41">JFFAsyncOperation</text:span><text:span text:style-name="T48"> </text:span><text:span text:style-name="T49">getData</text:span><text:span text:style-name="T48"> = </text:span><text:span text:style-name="T46">bindSequenceOfAsyncOperations</text:span><text:span text:style-name="T44">( </text:span></text:p>
            <text:p><text:span text:style-name="T47">loadRawData</text:span><text:span text:style-name="T46">, </text:span><text:span text:style-name="T44">@[ </text:span><text:span text:style-name="T47">parseBinder</text:span><text:span text:style-name="T44">, </text:span><text:span text:style-name="T47">filterBinder</text:span><text:span text:style-name="T44"> ] );</text:span></text:p>
            <text:p text:style-name="P22"><text:span text:style-name="T4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15" draw:text-style-name="P7" draw:layer="layout" svg:width="27cm" svg:height="2.986cm" svg:x="0.038cm" svg:y="9.175cm">
          <draw:text-box>
            <text:p text:style-name="P1"><text:span text:style-name="T50">Demo</text:span></text:p>
          </draw:text-box>
        </draw:frame>
        <draw:frame draw:style-name="gr15" draw:text-style-name="P20" draw:layer="layout" svg:width="17.161cm" svg:height="2.203cm" svg:x="10.2cm" svg:y="18.317cm">
          <draw:text-box>
            <text:p><text:span text:style-name="T26">http://bit.ly/18Hkc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15" draw:text-style-name="P7" draw:layer="layout" svg:width="27cm" svg:height="2.986cm" svg:x="0.038cm" svg:y="9.175cm">
          <draw:text-box>
            <text:p text:style-name="P1"><text:span text:style-name="T50">iAsync</text:span></text:p>
          </draw:text-box>
        </draw:frame>
        <draw:frame draw:style-name="gr15" draw:text-style-name="P20" draw:layer="layout" svg:width="13cm" svg:height="2.203cm" svg:x="14.8cm" svg:y="18.2cm">
          <draw:text-box>
            <text:p><text:span text:style-name="T26">bit.ly/1bLdN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15" draw:text-style-name="P7" draw:layer="layout" svg:width="27cm" svg:height="2.986cm" svg:x="0.038cm" svg:y="9.175cm">
          <draw:text-box>
            <text:p text:style-name="P1"><text:span text:style-name="T50">Does anyone use it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3" draw:text-style-name="P12" draw:layer="layout" svg:width="25.199cm" svg:height="3.506cm" svg:x="1.4cm" svg:y="0.837cm" presentation:class="title">
          <draw:text-box>
            <text:p><text:span text:style-name="T16">Wishdates</text:span></text:p>
          </draw:text-box>
        </draw:frame>
        <draw:frame draw:style-name="gr6" draw:text-style-name="P1" draw:layer="layout" svg:width="15cm" svg:height="15cm" svg:x="6cm" svg:y="5cm">
          <draw:image xlink:href="../wishdates/1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3" draw:text-style-name="P12" draw:layer="layout" svg:width="25.199cm" svg:height="3.506cm" svg:x="1.4cm" svg:y="0.837cm" presentation:class="title">
          <draw:text-box>
            <text:p><text:span text:style-name="T16">Sitecore</text:span></text:p>
          </draw:text-box>
        </draw:frame>
        <draw:frame draw:style-name="gr6" draw:text-style-name="P1" draw:layer="layout" svg:width="15cm" svg:height="14.94cm" svg:x="6.232cm" svg:y="5.249cm">
          <draw:image xlink:href="../Sitecore-logo.png" xlink:type="simple" xlink:show="embed" xlink:actuate="onLoad">
            <text:p/>
          </draw:image>
        </draw:frame>
        <draw:frame draw:style-name="gr27" draw:text-style-name="P13" draw:layer="layout" svg:width="7.2cm" svg:height="2.597cm" svg:x="19.8cm" svg:y="18.045cm">
          <draw:text-box>
            <text:p><text:span text:style-name="T2">http://bit.ly/1aEqAk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itfalls</text:p>
          </draw:text-box>
        </draw:frame>
        <draw:frame presentation:style-name="pr4" draw:text-style-name="P27" draw:layer="layout" svg:width="25.199cm" svg:height="14.059cm" svg:x="1.4cm" svg:y="3.976cm" presentation:class="subtitle" presentation:user-transformed="true">
          <draw:text-box>
            <text:p text:style-name="P22"><text:span text:style-name="T24">Large codebase</text:span></text:p>
            <text:p text:style-name="P22"><text:span text:style-name="T24"/></text:p>
            <text:p text:style-name="P22"><text:span text:style-name="T24">No PodSpec</text:span></text:p>
            <text:p text:style-name="P22"><text:span text:style-name="T24"/></text:p>
            <text:p text:style-name="P22"><text:span text:style-name="T24">No Documentation</text:span></text:p>
            <text:p text:style-name="P22"><text:span text:style-name="T24"/></text:p>
            <text:p text:style-name="P22"><text:span text:style-name="T24">No Community</text:span></text:p>
            <text:p text:style-name="P22"><text:span text:style-name="T24"/></text:p>
            <text:p text:style-name="P22"><text:span text:style-name="T24">No Versioning poli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6" draw:text-style-name="P1" draw:layer="layout" svg:width="27.999cm" svg:height="19.739cm" svg:x="0.079cm" svg:y="0.698cm">
          <draw:image xlink:href="../images/15-Developers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4"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22"><text:span text:style-name="T51"/></text:p>
                <text:p text:style-name="P22"><text:span text:style-name="T52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4.513cm" svg:height="4.513cm" svg:x="1.6cm" svg:y="7.4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12.4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29cm">
          <draw:image xlink:href="../../motion-slides/social/github.png" xlink:type="simple" xlink:show="embed" xlink:actuate="onLoad">
            <text:p/>
          </draw:image>
        </draw:frame>
        <draw:frame draw:style-name="standard" draw:layer="layout" svg:width="26.932cm" svg:height="15.831cm" svg:x="0.934cm" svg:y="4.47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1"/></text:p>
                <text:p text:style-name="P22"><text:span text:style-name="T52">Vladimir Gorben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2"><text:span text:style-name="T51"/></text:p>
                <text:p text:style-name="P22"><text:span text:style-name="T52">Gorbenko.Vova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2"><text:span text:style-name="T51"/></text:p>
                <text:p text:style-name="P22"><text:span text:style-name="T52">Vova.Gorbenko.mac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2"><text:span text:style-name="T51"/></text:p>
                <text:p text:style-name="P22"><text:span text:style-name="T52">github.com/volod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iAsync Author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1"/></text:p>
                <text:p text:style-name="P22"><text:span text:style-name="T52">Oleksandr Dodat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2"><text:span text:style-name="T51"/></text:p>
                <text:p text:style-name="P22"><text:span text:style-name="T52">dodikk88.tutor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2"><text:span text:style-name="T51"/></text:p>
                <text:p text:style-name="P22"><text:span text:style-name="T52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2"><text:span text:style-name="T51"/></text:p>
                <text:p text:style-name="P22"><text:span text:style-name="T52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22"><text:span text:style-name="T51"/></text:p>
                <text:p text:style-name="P22"><text:span text:style-name="T52">github.com/dodikk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" draw:layer="layout" svg:width="3.5cm" svg:height="3.5cm" svg:x="2cm" svg:y="0.7cm">
          <draw:image xlink:href="../../motion-slides/social/mouse-icon.png" xlink:type="simple" xlink:show="embed" xlink:actuate="onLoad">
            <text:p/>
          </draw:image>
        </draw:frame>
        <draw:frame draw:style-name="gr4" draw:text-style-name="P1" draw:layer="layout" svg:width="4.513cm" svg:height="4.513cm" svg:x="1.6cm" svg:y="4.2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8.9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.513cm" svg:height="4.513cm" svg:x="1.5cm" svg:y="12.187cm">
          <draw:image xlink:href="../../motion-slides/social/twitter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39cm">
          <draw:image xlink:href="../../motion-slides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4" draw:text-style-name="P1" draw:layer="layout" svg:width="21cm" svg:height="21cm" svg:x="3.6cm" svg:y="0cm">
          <draw:image xlink:href="../../motion-slides/social/dodikk-vcar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Helvetica1" svg:font-family="Helvetica" style:font-family-generic="swiss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5T12:05:28.677210000</meta:creation-date>
    <dc:date>2013-10-22T23:29:34.921804000</dc:date>
    <meta:editing-duration>PT8H53M47S</meta:editing-duration>
    <meta:editing-cycles>242</meta:editing-cycles>
    <meta:generator>LibreOffice/4.1.1.2$MacOSX_x86 LibreOffice_project/7e4286b58adc75a14f6d83f53a03b6c11fa2903</meta:generator>
    <meta:document-statistic meta:object-count="251"/>
  </office:meta>
</office:document-meta>
</file>